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5449e"/>
    </style:style>
    <style:style style:name="P2" style:family="paragraph" style:parent-style-name="Arabic">
      <style:text-properties officeooo:rsid="001713ed" officeooo:paragraph-rsid="001713ed"/>
    </style:style>
    <style:style style:name="P3" style:family="paragraph" style:parent-style-name="Arabic">
      <style:text-properties officeooo:rsid="0018657b" officeooo:paragraph-rsid="0018657b"/>
    </style:style>
    <style:style style:name="P4" style:family="paragraph" style:parent-style-name="Arabic">
      <style:text-properties officeooo:rsid="0018e669" officeooo:paragraph-rsid="0018e669"/>
    </style:style>
    <style:style style:name="T1" style:family="text">
      <style:text-properties officeooo:rsid="0015449e"/>
    </style:style>
    <style:style style:name="T2" style:family="text">
      <style:text-properties officeooo:rsid="00184f19"/>
    </style:style>
    <style:style style:name="T3" style:family="text">
      <style:text-properties officeooo:rsid="001919d9"/>
    </style:style>
    <style:style style:name="T4" style:family="text">
      <style:text-properties officeooo:rsid="0019eb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نِغِمَ وَاغُ بِنْتِ</text:span></text:p>
      <text:p text:style-name="P1"><text:span text:style-name="T1">مْػَػِفُ حَسَنَةِ</text:span></text:p>
      <text:p text:style-name="P1"><text:span text:style-name="T1">وُپُلِكِ وَصِيَةِ</text:span></text:p>
      <text:p text:style-name="P1"><text:span text:style-name="T1">لَعَلَاوُ كَزِغَتِيَ</text:span></text:p>
      <text:p text:style-name="P1"/>
      <text:p text:style-name="P2">مَرَاضِ يَمِنِشِكَ</text:p>
      <text:p text:style-name="P2">حَتَّ يَمِتِمُ مَكَ</text:p>
      <text:p text:style-name="P2">سِيپَتَ كُتَمْكَ</text:p>
      <text:p text:style-name="P2">نِنُ لِمَ كُك<text:span text:style-name="T2">َ</text:span>بِيَ</text:p>
      <text:p text:style-name="P2"/>
      <text:p text:style-name="P2">نْدُبِيْ وُجَلِسِ</text:p>
      <text:p text:style-name="P2">نَوِنُ نَقَرَطَاسِ</text:p>
      <text:p text:style-name="P2">مُيُنِ نِنَ حَدِيْسِ</text:p>
      <text:p text:style-name="P2">نِمِپِدَ كُكَبِيَ</text:p>
      <text:p text:style-name="P2"/>
      <text:p text:style-name="P3">كِسَكِ كُتَقَ اَبُ</text:p>
      <text:p text:style-name="P3">بِسْمِ اللَّدِ كُتُبُ</text:p>
      <text:p text:style-name="P3"><text:soft-page-break/>اُمْتَىْ نَحَبِيْبُ</text:p>
      <text:p text:style-name="P3">نَصَحَبَزِ پَمُيَ</text:p>
      <text:p text:style-name="P3"/>
      <text:p text:style-name="P4">وُكِسَ كُلِتَغَازَ</text:p>
      <text:p text:style-name="P4">اِنَ لَمُلَ مُوِزَ</text:p>
      <text:p text:style-name="P4">بَسِ اُتُپِ مَجَازَ</text:p>
      <text:p text:style-name="P4">مْغُ تَتُ وَفِقِيَ</text:p>
      <text:p text:style-name="P4"/>
      <text:p text:style-name="P4">مَانَ اَدَامُ سِكِتُ</text:p>
      <text:p text:style-name="P4">نَ<text:span text:style-name="T3">وُ</text:span>لِمِغُ سِوِتُ</text:p>
      <text:p text:style-name="P4">وَل<text:span text:style-name="T4">َ</text:span>وُ هَكُوْنَ مْتُ</text:p>
      <text:p text:style-name="P4">اَبَوُ اَتَسَلِيَ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1:49:30.863198084</meta:creation-date>
    <meta:editing-duration>PT55M48S</meta:editing-duration>
    <meta:editing-cycles>7</meta:editing-cycles>
    <meta:generator>LibreOffice/4.2.4.2$Linux_X86_64 LibreOffice_project/420m0$Build-2</meta:generator>
    <dc:title>andika</dc:title>
    <meta:initial-creator>Kevin Donnelly</meta:initial-creator>
    <dc:date>2014-09-01T12:50:46.460765575</dc:date>
    <dc:creator>Kevin Donnelly</dc:creator>
    <meta:document-statistic meta:table-count="0" meta:image-count="0" meta:object-count="0" meta:page-count="2" meta:paragraph-count="24" meta:word-count="59" meta:character-count="241" meta:non-whitespace-character-count="206"/>
    <meta:template xlink:type="simple" xlink:actuate="onRequest" xlink:title="andika" xlink:href="../../../../../data/libreoffice/templates/andika.ott" meta:date="2014-09-01T11:49:30.611021784"/>
  </office:meta>
</office:document-meta>
</file>